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59310a" officeooo:paragraph-rsid="0059310a"/>
    </style:style>
    <style:style style:name="P2" style:family="paragraph" style:parent-style-name="Header">
      <style:text-properties officeooo:paragraph-rsid="0059310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paragraph-rsid="0009c240"/>
    </style:style>
    <style:style style:name="P5" style:family="paragraph" style:parent-style-name="Standard">
      <style:text-properties officeooo:paragraph-rsid="00172dce"/>
    </style:style>
    <style:style style:name="P6" style:family="paragraph" style:parent-style-name="Standard">
      <style:text-properties officeooo:paragraph-rsid="001ab2b7"/>
    </style:style>
    <style:style style:name="P7" style:family="paragraph" style:parent-style-name="Standard">
      <style:text-properties officeooo:rsid="001d9d3a" officeooo:paragraph-rsid="001d9d3a"/>
    </style:style>
    <style:style style:name="P8" style:family="paragraph" style:parent-style-name="Standard">
      <style:text-properties officeooo:paragraph-rsid="001d9d3a"/>
    </style:style>
    <style:style style:name="P9" style:family="paragraph" style:parent-style-name="Standard">
      <style:text-properties officeooo:paragraph-rsid="0026ef2d"/>
    </style:style>
    <style:style style:name="P10" style:family="paragraph" style:parent-style-name="Standard">
      <style:text-properties officeooo:rsid="001d0fbb" officeooo:paragraph-rsid="001d0fbb"/>
    </style:style>
    <style:style style:name="P11" style:family="paragraph" style:parent-style-name="Text_20_body">
      <style:text-properties officeooo:paragraph-rsid="004567b3"/>
    </style:style>
    <style:style style:name="P12" style:family="paragraph" style:parent-style-name="Standard" style:list-style-name="L1">
      <style:text-properties officeooo:paragraph-rsid="001d9d3a"/>
    </style:style>
    <style:style style:name="T1" style:family="text">
      <style:text-properties officeooo:rsid="001575f4"/>
    </style:style>
    <style:style style:name="T2" style:family="text">
      <style:text-properties officeooo:rsid="00180a36"/>
    </style:style>
    <style:style style:name="T3" style:family="text">
      <style:text-properties officeooo:rsid="001ab2b7"/>
    </style:style>
    <style:style style:name="T4" style:family="text">
      <style:text-properties officeooo:rsid="001cc18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3ef7" style:font-weight-asian="bold" style:font-weight-complex="bold"/>
    </style:style>
    <style:style style:name="T7" style:family="text">
      <style:text-properties fo:font-weight="bold" officeooo:rsid="00534103" style:font-weight-asian="bold" style:font-weight-complex="bold"/>
    </style:style>
    <style:style style:name="T8" style:family="text">
      <style:text-properties officeooo:rsid="00244e77"/>
    </style:style>
    <style:style style:name="T9" style:family="text">
      <style:text-properties style:text-underline-style="solid" style:text-underline-width="auto" style:text-underline-color="font-color" fo:font-weight="normal" officeooo:rsid="002aa5fb" style:font-weight-asian="normal" style:font-weight-complex="normal"/>
    </style:style>
    <style:style style:name="T10" style:family="text">
      <style:text-properties officeooo:rsid="002b3e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ct.Nom" text:name="py3o.project.name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</text:user-field-decls>
      <text:p text:style-name="P2"><text:user-field-get text:name="py3o.user.company_id.name">Société.Nom</text:user-field-get></text:p>
      <text:p text:style-name="P2"><text:user-field-get text:name="py3o.user.company_id.street">Société.Rue</text:user-field-get></text:p>
      <text:p text:style-name="P2"><text:user-field-get text:name="py3o.user.company_id.zip">Société.NPA</text:user-field-get> <text:user-field-get text:name="py3o.user.company_id.city">Société.Ville</text:user-field-get></text:p>
      <text:p text:style-name="P2"/>
      <text:p text:style-name="P4"><text:a xlink:type="simple" xlink:href="py3o://for=%22project%20in%20objects%22" text:style-name="Internet_20_link" text:visited-style-name="Visited_20_Internet_20_Link"><text:span text:style-name="T1">for="project in objects"</text:span></text:a></text:p>
      <text:h text:style-name="Heading_20_1" text:outline-level="1">Projet <text:span text:style-name="T5"><text:user-field-get text:name="py3o.project.name">Project.Nom</text:user-field-get></text:span></text:h>
      <text:p text:style-name="P9"><text:span text:style-name="T4">Client : </text:span><text:user-field-get text:name="py3o.project.partner_id.name">Projet.Client.Nom</text:user-field-get></text:p>
      <text:h text:style-name="Heading_20_2" text:outline-level="2">Tâches</text:h>
      <text:p text:style-name="P5"><text:a xlink:type="simple" xlink:href="py3o://for=%22task%20in%20project.task_ids%22" text:style-name="Internet_20_link" text:visited-style-name="Visited_20_Internet_20_Link"><text:span text:style-name="T2">for="task in project.task_ids"</text:span></text:a></text:p>
      <text:h text:style-name="Heading_20_3" text:outline-level="3"><text:user-field-get text:name="py3o.task.name">Projet.Tâche.Nom</text:user-field-get></text:h>
      <text:p text:style-name="P11"><text:span text:style-name="T6">Étape : </text:span><text:span text:style-name="T7"><text:user-field-get text:name="py3o.task.stage_id.name">Projet.Tâche.Étape</text:user-field-get></text:span></text:p>
      <text:p text:style-name="P11"><text:span text:style-name="T10">Échéance : </text:span><text:span text:style-name="T10"><text:user-field-get text:name="py3o.task.date_deadline">Projet.Tâche.Échéance</text:user-field-get></text:span></text:p>
      <text:p text:style-name="P7">Étiquettes :</text:p>
      <text:p text:style-name="P8"><text:a xlink:type="simple" xlink:href="py3o://for=%22tag%20in%20task.tag_ids%22" text:style-name="Internet_20_link" text:visited-style-name="Visited_20_Internet_20_Link"><text:span text:style-name="T3">for="tag in task.tag_ids"</text:span></text:a></text:p>
      <text:list xml:id="list3351154406991428342" text:style-name="L1">
        <text:list-item>
          <text:p text:style-name="P12"><text:user-field-get text:name="py3o.tag.name">Projet.Tâche.Étiquette</text:user-field-get></text:p>
        </text:list-item>
      </text:list>
      <text:p text:style-name="P8"><text:a xlink:type="simple" xlink:href="py3o:///for" text:style-name="Internet_20_link" text:visited-style-name="Visited_20_Internet_20_Link"><text:span text:style-name="T3">/for</text:span></text:a></text:p>
      <text:p text:style-name="P6"/>
      <text:p text:style-name="P10">Description :</text:p>
      <text:p text:style-name="P6"><text:user-field-get text:name="py3o.task.description_text">Projet.Tâche.Description</text:user-field-get></text:p>
      <text:p text:style-name="P5"/>
      <text:p text:style-name="P5"><text:a xlink:type="simple" xlink:href="py3o:///for" text:style-name="Internet_20_link" text:visited-style-name="Visited_20_Internet_20_Link"><text:span text:style-name="T2">/for</text:span></text:a></text:p>
      <text:p text:style-name="P4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9310a" officeooo:paragraph-rsid="0059310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10036" number:language="fr" number:country="CH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Projets<text:tab/><text:tab/><text:date style:data-style-name="N10036" text:date-value="2017-04-04T16:03:09.531485340" text:fixed="true">04.04.2017</text:dat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4-05T13:54:28.296698427</dc:date>
    <dc:creator>Guewen Baconnier</dc:creator>
    <meta:editing-duration>P1DT5H16M51S</meta:editing-duration>
    <meta:editing-cycles>8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39" meta:character-count="356" meta:non-whitespace-character-count="338"/>
  </office:meta>
</office:document-meta>
</file>